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goeui" svg:font-family="segoeu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fe06" officeooo:paragraph-rsid="0015fe06"/>
    </style:style>
    <style:style style:name="P2" style:family="paragraph" style:parent-style-name="Text_20_body">
      <style:text-properties fo:font-variant="normal" fo:text-transform="none" fo:color="#000000" style:text-position="0% 100%" style:font-name="Liberation Serif" fo:font-size="12pt" fo:letter-spacing="normal" fo:font-style="normal" fo:font-weight="normal" officeooo:rsid="0015fe06" officeooo:paragraph-rsid="0015fe06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text-position="0% 100%" style:font-name="Liberation Serif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text-properties officeooo:rsid="0015fe06" officeooo:paragraph-rsid="0015fe06"/>
    </style:style>
    <style:style style:name="P5" style:family="paragraph" style:parent-style-name="Standard">
      <style:text-properties fo:color="#000000" officeooo:rsid="0015fe06" officeooo:paragraph-rsid="0015fe06"/>
    </style:style>
    <style:style style:name="P6" style:family="paragraph" style:parent-style-name="Standard">
      <style:paragraph-properties fo:text-align="start" style:justify-single-word="false"/>
      <style:text-properties fo:color="#000000" officeooo:rsid="0015fe06" officeooo:paragraph-rsid="0015fe06"/>
    </style:style>
    <style:style style:name="P7" style:family="paragraph" style:parent-style-name="Standard">
      <style:text-properties fo:color="#000000" style:text-position="0% 100%" style:font-name="Liberation Serif" fo:font-size="12pt" officeooo:rsid="0015fe06" officeooo:paragraph-rsid="0015fe06" style:font-size-asian="12pt" style:font-size-complex="12pt"/>
    </style:style>
    <style:style style:name="P8" style:family="paragraph" style:parent-style-name="Standard">
      <style:text-properties fo:color="#000000" fo:font-weight="bold" officeooo:rsid="0015fe06" officeooo:paragraph-rsid="0015fe06" style:font-weight-asian="bold" style:font-weight-complex="bold"/>
    </style:style>
    <style:style style:name="P9" style:family="paragraph" style:parent-style-name="Standard">
      <style:text-properties fo:color="#000000" fo:font-weight="bold" officeooo:rsid="00181d26" officeooo:paragraph-rsid="00181d26" style:font-weight-asian="bold" style:font-weight-complex="bold"/>
    </style:style>
    <style:style style:name="P10" style:family="paragraph" style:parent-style-name="Standard">
      <style:text-properties fo:color="#000000" officeooo:rsid="0017787f" officeooo:paragraph-rsid="0015fe06"/>
    </style:style>
    <style:style style:name="P11" style:family="paragraph" style:parent-style-name="Standard">
      <style:text-properties fo:color="#000000" style:font-name="Liberation Serif" fo:font-size="12pt" officeooo:rsid="0015fe06" officeooo:paragraph-rsid="0015fe06" style:font-size-asian="12pt" style:font-size-complex="12pt"/>
    </style:style>
    <style:style style:name="P12" style:family="paragraph" style:parent-style-name="Standard">
      <style:text-properties fo:font-weight="bold" officeooo:rsid="0015fe06" officeooo:paragraph-rsid="0015fe06" style:font-weight-asian="bold" style:font-weight-complex="bold"/>
    </style:style>
    <style:style style:name="P13" style:family="paragraph" style:parent-style-name="Standard">
      <style:text-properties fo:color="#000000" fo:font-weight="bold" officeooo:rsid="0015fe06" officeooo:paragraph-rsid="0015fe06" style:font-weight-asian="bold" style:font-weight-complex="bold"/>
    </style:style>
    <style:style style:name="P14" style:family="paragraph" style:parent-style-name="Standard">
      <style:text-properties fo:color="#000000" fo:font-weight="bold" officeooo:rsid="00181d26" officeooo:paragraph-rsid="00181d26" style:font-weight-asian="bold" style:font-weight-complex="bold"/>
    </style:style>
    <style:style style:name="P15" style:family="paragraph" style:parent-style-name="Standard" style:list-style-name="L1">
      <style:text-properties fo:color="#000000" officeooo:rsid="0015fe06" officeooo:paragraph-rsid="0015fe06"/>
    </style:style>
    <style:style style:name="P16" style:family="paragraph" style:parent-style-name="Standard">
      <style:text-properties fo:color="#000000" officeooo:rsid="0015fe06" officeooo:paragraph-rsid="0015fe06"/>
    </style:style>
    <style:style style:name="P17" style:family="paragraph" style:parent-style-name="Standard" style:list-style-name="L3">
      <style:text-properties fo:color="#000000" officeooo:rsid="0015fe06" officeooo:paragraph-rsid="00206dd2"/>
    </style:style>
    <style:style style:name="P18" style:family="paragraph" style:parent-style-name="Standard" style:list-style-name="L2">
      <style:text-properties fo:color="#000000" style:font-name="Liberation Serif" fo:font-size="12pt" officeooo:rsid="0015fe06" officeooo:paragraph-rsid="0015fe06" style:font-size-asian="12pt" style:font-size-complex="12pt"/>
    </style:style>
    <style:style style:name="P19" style:family="paragraph" style:parent-style-name="Standard" style:list-style-name="L1">
      <style:text-properties fo:color="#000000" officeooo:rsid="00206dd2" officeooo:paragraph-rsid="00206dd2"/>
    </style:style>
    <style:style style:name="P20" style:family="paragraph" style:parent-style-name="Standard" style:list-style-name="L3">
      <style:text-properties fo:color="#000000" officeooo:rsid="00206dd2" officeooo:paragraph-rsid="00206dd2"/>
    </style:style>
    <style:style style:name="P21" style:family="paragraph" style:parent-style-name="Table_20_Contents">
      <style:text-properties officeooo:rsid="0015fe06" officeooo:paragraph-rsid="0015fe06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81d26"/>
    </style:style>
    <style:style style:name="T5" style:family="text">
      <style:text-properties fo:font-variant="normal" fo:text-transform="none" style:font-name="Liberation Serif" fo:font-size="12pt" fo:letter-spacing="normal" fo:font-style="normal" style:font-size-asian="12pt" style:font-size-complex="12pt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officeooo:rsid="00206d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Name of Hotel:</text:span> Hotel Seven Star </text:p>
      <text:p text:style-name="P4"/>
      <text:p text:style-name="P12">Details:</text:p>
      <text:p text:style-name="P2">Seven Star Hotel is the finest luxury hotel in Chitwan, providing comfortable accommodation and fine cuisine all year round. Modern-day facilities greet natural beauty in the ample grounds of the spacious and newly designed structure of the hotel. 48 spacious comfortable rooms are a haven of optimal comfort, furnished with luxurious beds and fully-equipped with air-conditioning.</text:p>
      <text:p text:style-name="P3">Clients' comfort and relaxation are of the utmost top priority, it should come as no surprise that each room is furnished with climate controller, the latest LED TV and en-suite bathroom. These are just but a few of the standard perks that are accountable in bringing about a warm ambiance in this yet undiscovered haven.</text:p>
      <text:p text:style-name="P7"/>
      <text:p text:style-name="P8">Facilities:</text:p>
      <text:list xml:id="list3658314354100005809" text:style-name="L1">
        <text:list-item>
          <text:p text:style-name="P15">Air Condition Rooms</text:p>
        </text:list-item>
        <text:list-item>
          <text:p text:style-name="P15">Free Wireless Internet access.</text:p>
        </text:list-item>
        <text:list-item>
          <text:p text:style-name="P15">24 Hours Hot Water.</text:p>
        </text:list-item>
        <text:list-item>
          <text:p text:style-name="P15">Led Television In Each rooms</text:p>
        </text:list-item>
        <text:list-item>
          <text:p text:style-name="P15">Spacious garden</text:p>
        </text:list-item>
        <text:list-item>
          <text:p text:style-name="P19">large conference hall,</text:p>
        </text:list-item>
        <text:list-item>
          <text:p text:style-name="P19">on-site dining and meeting facilities,</text:p>
        </text:list-item>
        <text:list-item>
          <text:p text:style-name="P19">dance/disco theque,</text:p>
        </text:list-item>
        <text:list-item>
          <text:p text:style-name="P19">swimming pool </text:p>
        </text:list-item>
      </text:list>
      <text:p text:style-name="P9"/>
      <text:p text:style-name="P9">Activities:</text:p>
      <text:list xml:id="list5646334991576871787" text:style-name="L3">
        <text:list-item>
          <text:p text:style-name="P17"><text:span text:style-name="T8">Sightseeing activities on private vehicle.</text:span></text:p>
        </text:list-item>
        <text:list-item>
          <text:p text:style-name="P20">Pick up and drop from Bus park by Hotel' vehicle</text:p>
          <text:p text:style-name="P17"/>
        </text:list-item>
      </text:list>
      <text:p text:style-name="P5"/>
      <text:p text:style-name="P5"/>
      <text:p text:style-name="P8">Tariff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Rooms</text:p>
            <text:p text:style-name="P1"/>
          </table:table-cell>
          <table:table-cell table:style-name="Table1.A1" office:value-type="string">
            <text:p text:style-name="P1">Single</text:p>
          </table:table-cell>
          <table:table-cell table:style-name="Table1.C1" office:value-type="string">
            <text:p text:style-name="P1">Double</text:p>
          </table:table-cell>
        </table:table-row>
        <table:table-row>
          <table:table-cell table:style-name="Table1.A2" office:value-type="string">
            <text:p text:style-name="P1">Deluxe</text:p>
          </table:table-cell>
          <table:table-cell table:style-name="Table1.A2" office:value-type="string">
            <text:p text:style-name="P1">$40</text:p>
          </table:table-cell>
          <table:table-cell table:style-name="Table1.C2" office:value-type="string">
            <text:p text:style-name="P1">$50</text:p>
          </table:table-cell>
        </table:table-row>
        <table:table-row>
          <table:table-cell table:style-name="Table1.A2" office:value-type="string">
            <text:p text:style-name="P1">Premier</text:p>
          </table:table-cell>
          <table:table-cell table:style-name="Table1.A2" office:value-type="string">
            <text:p text:style-name="P1">$50</text:p>
          </table:table-cell>
          <table:table-cell table:style-name="Table1.C2" office:value-type="string">
            <text:p text:style-name="P1">$60</text:p>
          </table:table-cell>
        </table:table-row>
        <table:table-row>
          <table:table-cell table:style-name="Table1.A2" office:value-type="string">
            <text:p text:style-name="P1">Suiter</text:p>
          </table:table-cell>
          <table:table-cell table:style-name="Table1.A2" office:value-type="string">
            <text:p text:style-name="P1">$100</text:p>
          </table:table-cell>
          <table:table-cell table:style-name="Table1.C2" office:value-type="string">
            <text:p text:style-name="P1">$120</text:p>
          </table:table-cell>
        </table:table-row>
      </table:table>
      <text:p text:style-name="P5"/>
      <text:p text:style-name="P8"/>
      <text:p text:style-name="P4"><text:span text:style-name="T2">Location:</text:span><text:span text:style-name="T1"> Chitwan, Nepal</text:span></text:p>
      <text:p text:style-name="P10"><text:tab/> <text:s text:c="3"/>(27.604033, 84.497508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goeui" svg:font-family="segoeu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5:28:00.506089939</meta:creation-date>
    <meta:generator>LibreOffice/5.1.6.2$Linux_X86_64 LibreOffice_project/10m0$Build-2</meta:generator>
    <dc:date>2018-07-06T17:30:19.250391923</dc:date>
    <meta:editing-duration>PT29M29S</meta:editing-duration>
    <meta:editing-cycles>4</meta:editing-cycles>
    <meta:document-statistic meta:table-count="1" meta:image-count="0" meta:object-count="0" meta:page-count="1" meta:paragraph-count="33" meta:word-count="195" meta:character-count="1184" meta:non-whitespace-character-count="1026"/>
  </office:meta>
</office:document-meta>
</file>